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157in" svg:y="3.0409in">
            <draw:object draw:notify-on-update-of-ranges="Sheet1.B3:Sheet1.B25 Sheet1.C3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1555in" svg:y="6.6378in">
            <draw:object draw:notify-on-update-of-ranges="Sheet1.B32:Sheet1.B54 Sheet1.C32:Sheet1.C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Capteur 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istance en m</text:p>
          </table:table-cell>
          <table:table-cell office:value-type="string" calcext:value-type="string">
            <text:p>tension en volt </text:p>
          </table:table-cell>
          <table:table-cell table:number-columns-repeated="4"/>
          <table:table-cell office:value-type="string" calcext:value-type="string">
            <text:p>distance </text:p>
          </table:table-cell>
          <table:table-cell office:value-type="string" calcext:value-type="string">
            <text:p>tens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2.54" calcext:value-type="float">
            <text:p>2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2.34" calcext:value-type="float">
            <text:p>2.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2.06" calcext:value-type="float">
            <text:p>2.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56" calcext:value-type="float">
            <text:p>0.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1.53" calcext:value-type="float">
            <text:p>1.5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office:value-type="float" office:value="1.39" calcext:value-type="float">
            <text:p>1.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office:value-type="float" office:value="1.17" calcext:value-type="float">
            <text:p>1.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office:value-type="float" office:value="1.01" calcext:value-type="float">
            <text:p>1.01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office:value-type="float" office:value="0.76" calcext:value-type="float">
            <text:p>0.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office:value-type="float" office:value="0.72" calcext:value-type="float">
            <text:p>0.72</text:p>
          </table:table-cell>
          <table:table-cell table:number-columns-repeated="10"/>
          <table:table-cell office:value-type="string" calcext:value-type="string">
            <text:p>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table:formula="of:=([.M24]/[.O14])*[.O13]" office:value-type="float" office:value="0.00347826086956522" calcext:value-type="float">
            <text:p>0.003478260869565</text:p>
          </table:table-cell>
          <table:table-cell table:formula="of:=([.N24]/[.P14])*[.P13]" office:value-type="float" office:value="1.33809523809524" calcext:value-type="float">
            <text:p>1.33809523809524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46" calcext:value-type="float">
            <text:p>0.4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table:number-columns-repeated="9"/>
          <table:table-cell office:value-type="string" calcext:value-type="string">
            <text:p>pixel data</text:p>
          </table:table-cell>
          <table:table-cell table:number-columns-repeated="2"/>
          <table:table-cell office:value-type="string" calcext:value-type="string">
            <text:p>Datasheet</text:p>
          </table:table-cell>
          <table:table-cell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0.3" calcext:value-type="float">
            <text:p>0.3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0.25" calcext:value-type="float">
            <text:p>0.2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([.M24]/[.$O$14])*[.$O$13]" office:value-type="float" office:value="0.00347826086956522" calcext:value-type="float">
            <text:p>0.003478260869565</text:p>
          </table:table-cell>
          <table:table-cell table:formula="of:=([.N24]/[.$P$14])*[.$P$13]" office:value-type="float" office:value="1.33809523809524" calcext:value-type="float">
            <text:p>1.33809523809524</text:p>
          </table:table-cell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office:value-type="float" office:value="0.24" calcext:value-type="float">
            <text:p>0.2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([.M25]/[.$O$14])*[.$O$13]" office:value-type="float" office:value="0.00956521739130435" calcext:value-type="float">
            <text:p>0.009565217391304</text:p>
          </table:table-cell>
          <table:table-cell table:formula="of:=([.N25]/[.$P$14])*[.$P$13]" office:value-type="float" office:value="1.8047619047619" calcext:value-type="float">
            <text:p>1.8047619047619</text:p>
          </table:table-cell>
        </table:table-row>
        <table:table-row table:style-name="ro1">
          <table:table-cell table:number-columns-repeated="12"/>
          <table:table-cell office:value-type="float" office:value="23" calcext:value-type="float">
            <text:p>23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([.M26]/[.$O$14])*[.$O$13]" office:value-type="float" office:value="0.02" calcext:value-type="float">
            <text:p>0.02</text:p>
          </table:table-cell>
          <table:table-cell table:formula="of:=([.N26]/[.$P$14])*[.$P$13]" office:value-type="float" office:value="2.16190476190476" calcext:value-type="float">
            <text:p>2.16190476190476</text:p>
          </table:table-cell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M27]/[.$O$14])*[.$O$13]" office:value-type="float" office:value="0.0252173913043478" calcext:value-type="float">
            <text:p>0.025217391304348</text:p>
          </table:table-cell>
          <table:table-cell table:formula="of:=([.N27]/[.$P$14])*[.$P$13]" office:value-type="float" office:value="2.66666666666667" calcext:value-type="float">
            <text:p>2.66666666666667</text:p>
          </table:table-cell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([.M28]/[.$O$14])*[.$O$13]" office:value-type="float" office:value="0.0321739130434783" calcext:value-type="float">
            <text:p>0.032173913043478</text:p>
          </table:table-cell>
          <table:table-cell table:formula="of:=([.N28]/[.$P$14])*[.$P$13]" office:value-type="float" office:value="2.95714285714286" calcext:value-type="float">
            <text:p>2.95714285714286</text:p>
          </table:table-cell>
        </table:table-row>
        <table:table-row table:style-name="ro1"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([.M29]/[.$O$14])*[.$O$13]" office:value-type="float" office:value="0.0365217391304348" calcext:value-type="float">
            <text:p>0.036521739130435</text:p>
          </table:table-cell>
          <table:table-cell table:formula="of:=([.N29]/[.$P$14])*[.$P$13]" office:value-type="float" office:value="2.91428571428571" calcext:value-type="float">
            <text:p>2.91428571428571</text:p>
          </table:table-cell>
        </table:table-row>
        <table:table-row table:style-name="ro1">
          <table:table-cell table:number-columns-repeated="12"/>
          <table:table-cell office:value-type="float" office:value="49" calcext:value-type="float">
            <text:p>49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[.M30]/[.$O$14])*[.$O$13]" office:value-type="float" office:value="0.0426086956521739" calcext:value-type="float">
            <text:p>0.042608695652174</text:p>
          </table:table-cell>
          <table:table-cell table:formula="of:=([.N30]/[.$P$14])*[.$P$13]" office:value-type="float" office:value="2.66190476190476" calcext:value-type="float">
            <text:p>2.66190476190476</text:p>
          </table:table-cell>
        </table:table-row>
        <table:table-row table:style-name="ro1">
          <table:table-cell/>
          <table:table-cell office:value-type="string" calcext:value-type="string">
            <text:p>distance en m</text:p>
          </table:table-cell>
          <table:table-cell office:value-type="string" calcext:value-type="string">
            <text:p>1/tension</text:p>
          </table:table-cell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([.M31]/[.$O$14])*[.$O$13]" office:value-type="float" office:value="0.0530434782608696" calcext:value-type="float">
            <text:p>0.05304347826087</text:p>
          </table:table-cell>
          <table:table-cell table:formula="of:=([.N31]/[.$P$14])*[.$P$13]" office:value-type="float" office:value="2.28571428571429" calcext:value-type="float">
            <text:p>2.28571428571429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1/[.C3]" office:value-type="float" office:value="0.393700787401575" calcext:value-type="float">
            <text:p>0.393700787401575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([.M32]/[.$O$14])*[.$O$13]" office:value-type="float" office:value="0.0634782608695652" calcext:value-type="float">
            <text:p>0.063478260869565</text:p>
          </table:table-cell>
          <table:table-cell table:formula="of:=([.N32]/[.$P$14])*[.$P$13]" office:value-type="float" office:value="1.96666666666667" calcext:value-type="float">
            <text:p>1.96666666666667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1/[.C4]" office:value-type="float" office:value="0.427350427350427" calcext:value-type="float">
            <text:p>0.427350427350427</text:p>
          </table:table-cell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([.M33]/[.$O$14])*[.$O$13]" office:value-type="float" office:value="0.0756521739130435" calcext:value-type="float">
            <text:p>0.075652173913044</text:p>
          </table:table-cell>
          <table:table-cell table:formula="of:=([.N33]/[.$P$14])*[.$P$13]" office:value-type="float" office:value="1.72380952380952" calcext:value-type="float">
            <text:p>1.72380952380952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table:formula="of:=1/[.C5]" office:value-type="float" office:value="0.485436893203883" calcext:value-type="float">
            <text:p>0.485436893203883</text:p>
          </table:table-cell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([.M34]/[.$O$14])*[.$O$13]" office:value-type="float" office:value="0.0869565217391304" calcext:value-type="float">
            <text:p>0.086956521739131</text:p>
          </table:table-cell>
          <table:table-cell table:formula="of:=([.N34]/[.$P$14])*[.$P$13]" office:value-type="float" office:value="1.52380952380952" calcext:value-type="float">
            <text:p>1.52380952380952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table:formula="of:=1/[.C6]" office:value-type="float" office:value="0.555555555555556" calcext:value-type="float">
            <text:p>0.555555555555556</text:p>
          </table:table-cell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([.M35]/[.$O$14])*[.$O$13]" office:value-type="float" office:value="0.0973913043478261" calcext:value-type="float">
            <text:p>0.097391304347826</text:p>
          </table:table-cell>
          <table:table-cell table:formula="of:=([.N35]/[.$P$14])*[.$P$13]" office:value-type="float" office:value="1.36666666666667" calcext:value-type="float">
            <text:p>1.36666666666667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table:formula="of:=1/[.C7]" office:value-type="float" office:value="0.65359477124183" calcext:value-type="float">
            <text:p>0.65359477124183</text:p>
          </table:table-cell>
          <table:table-cell table:number-columns-repeated="9"/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M36]/[.$O$14])*[.$O$13]" office:value-type="float" office:value="0.108695652173913" calcext:value-type="float">
            <text:p>0.108695652173913</text:p>
          </table:table-cell>
          <table:table-cell table:formula="of:=([.N36]/[.$P$14])*[.$P$13]" office:value-type="float" office:value="1.23809523809524" calcext:value-type="float">
            <text:p>1.23809523809524</text:p>
          </table:table-cell>
        </table:table-row>
        <table:table-row table:style-name="ro1">
          <table:table-cell/>
          <table:table-cell office:value-type="float" office:value="0.09" calcext:value-type="float">
            <text:p>0.09</text:p>
          </table:table-cell>
          <table:table-cell table:formula="of:=1/[.C8]" office:value-type="float" office:value="0.719424460431655" calcext:value-type="float">
            <text:p>0.719424460431655</text:p>
          </table:table-cell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([.M37]/[.$O$14])*[.$O$13]" office:value-type="float" office:value="0.130434782608696" calcext:value-type="float">
            <text:p>0.130434782608696</text:p>
          </table:table-cell>
          <table:table-cell table:formula="of:=([.N37]/[.$P$14])*[.$P$13]" office:value-type="float" office:value="1.03333333333333" calcext:value-type="float">
            <text:p>1.0333333333333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/[.C9]" office:value-type="float" office:value="0.775193798449612" calcext:value-type="float">
            <text:p>0.775193798449612</text:p>
          </table:table-cell>
          <table:table-cell table:number-columns-repeated="9"/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([.M38]/[.$O$14])*[.$O$13]" office:value-type="float" office:value="0.15304347826087" calcext:value-type="float">
            <text:p>0.15304347826087</text:p>
          </table:table-cell>
          <table:table-cell table:formula="of:=([.N38]/[.$P$14])*[.$P$13]" office:value-type="float" office:value="0.90952380952381" calcext:value-type="float">
            <text:p>0.90952380952381</text:p>
          </table:table-cell>
        </table:table-row>
        <table:table-row table:style-name="ro1">
          <table:table-cell/>
          <table:table-cell office:value-type="float" office:value="0.11" calcext:value-type="float">
            <text:p>0.11</text:p>
          </table:table-cell>
          <table:table-cell table:formula="of:=1/[.C10]" office:value-type="float" office:value="0.854700854700855" calcext:value-type="float">
            <text:p>0.854700854700855</text:p>
          </table:table-cell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([.M39]/[.$O$14])*[.$O$13]" office:value-type="float" office:value="0.175652173913043" calcext:value-type="float">
            <text:p>0.175652173913043</text:p>
          </table:table-cell>
          <table:table-cell table:formula="of:=([.N39]/[.$P$14])*[.$P$13]"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table:formula="of:=1/[.C11]" office:value-type="float" office:value="0.952380952380952" calcext:value-type="float">
            <text:p>0.952380952380952</text:p>
          </table:table-cell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([.M40]/[.$O$14])*[.$O$13]" office:value-type="float" office:value="0.197391304347826" calcext:value-type="float">
            <text:p>0.197391304347826</text:p>
          </table:table-cell>
          <table:table-cell table:formula="of:=([.N40]/[.$P$14])*[.$P$13]" office:value-type="float" office:value="0.719047619047619" calcext:value-type="float">
            <text:p>0.719047619047619</text:p>
          </table:table-cell>
        </table:table-row>
        <table:table-row table:style-name="ro1">
          <table:table-cell/>
          <table:table-cell office:value-type="float" office:value="0.13" calcext:value-type="float">
            <text:p>0.13</text:p>
          </table:table-cell>
          <table:table-cell table:formula="of:=1/[.C12]" office:value-type="float" office:value="0.99009900990099" calcext:value-type="float">
            <text:p>0.99009900990099</text:p>
          </table:table-cell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([.M41]/[.$O$14])*[.$O$13]" office:value-type="float" office:value="0.219130434782609" calcext:value-type="float">
            <text:p>0.219130434782609</text:p>
          </table:table-cell>
          <table:table-cell table:formula="of:=([.N41]/[.$P$14])*[.$P$13]" office:value-type="float" office:value="0.647619047619048" calcext:value-type="float">
            <text:p>0.647619047619048</text:p>
          </table:table-cell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table:formula="of:=1/[.C13]" office:value-type="float" office:value="1.05263157894737" calcext:value-type="float">
            <text:p>1.05263157894737</text:p>
          </table:table-cell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([.M42]/[.$O$14])*[.$O$13]" office:value-type="float" office:value="0.27304347826087" calcext:value-type="float">
            <text:p>0.27304347826087</text:p>
          </table:table-cell>
          <table:table-cell table:formula="of:=([.N42]/[.$P$14])*[.$P$13]" office:value-type="float" office:value="0.519047619047619" calcext:value-type="float">
            <text:p>0.51904761904761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1/[.C14]" office:value-type="float" office:value="1.14942528735632" calcext:value-type="float">
            <text:p>1.14942528735632</text:p>
          </table:table-cell>
          <table:table-cell table:number-columns-repeated="9"/>
          <table:table-cell office:value-type="float" office:value="377" calcext:value-type="float">
            <text:p>3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M43]/[.$O$14])*[.$O$13]" office:value-type="float" office:value="0.327826086956522" calcext:value-type="float">
            <text:p>0.327826086956522</text:p>
          </table:table-cell>
          <table:table-cell table:formula="of:=([.N43]/[.$P$14])*[.$P$13]" office:value-type="float" office:value="0.428571428571429" calcext:value-type="float">
            <text:p>0.428571428571429</text:p>
          </table:table-cell>
        </table:table-row>
        <table:table-row table:style-name="ro1">
          <table:table-cell/>
          <table:table-cell office:value-type="float" office:value="0.17" calcext:value-type="float">
            <text:p>0.17</text:p>
          </table:table-cell>
          <table:table-cell table:formula="of:=1/[.C15]" office:value-type="float" office:value="1.31578947368421" calcext:value-type="float">
            <text:p>1.31578947368421</text:p>
          </table:table-cell>
          <table:table-cell table:number-columns-repeated="9"/>
          <table:table-cell office:value-type="float" office:value="438" calcext:value-type="float">
            <text:p>43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([.M44]/[.$O$14])*[.$O$13]" office:value-type="float" office:value="0.380869565217391" calcext:value-type="float">
            <text:p>0.380869565217391</text:p>
          </table:table-cell>
          <table:table-cell table:formula="of:=([.N44]/[.$P$14])*[.$P$13]" office:value-type="float" office:value="0.371428571428571" calcext:value-type="float">
            <text:p>0.371428571428571</text:p>
          </table:table-cell>
        </table:table-row>
        <table:table-row table:style-name="ro1">
          <table:table-cell/>
          <table:table-cell office:value-type="float" office:value="0.19" calcext:value-type="float">
            <text:p>0.19</text:p>
          </table:table-cell>
          <table:table-cell table:formula="of:=1/[.C16]" office:value-type="float" office:value="1.38888888888889" calcext:value-type="float">
            <text:p>1.38888888888889</text:p>
          </table:table-cell>
          <table:table-cell table:number-columns-repeated="9"/>
          <table:table-cell office:value-type="float" office:value="501" calcext:value-type="float">
            <text:p>50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[.M45]/[.$O$14])*[.$O$13]" office:value-type="float" office:value="0.435652173913044" calcext:value-type="float">
            <text:p>0.435652173913044</text:p>
          </table:table-cell>
          <table:table-cell table:formula="of:=([.N45]/[.$P$14])*[.$P$13]" office:value-type="float" office:value="0.314285714285714" calcext:value-type="float">
            <text:p>0.31428571428571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/[.C17]" office:value-type="float" office:value="1.53846153846154" calcext:value-type="float">
            <text:p>1.53846153846154</text:p>
          </table:table-cell>
          <table:table-cell table:number-columns-repeated="12"/>
          <table:table-cell table:formula="of:=([.M46]/[.$O$14])*[.$O$13]" office:value-type="float" office:value="0" calcext:value-type="float">
            <text:p>0</text:p>
          </table:table-cell>
          <table:table-cell table:formula="of:=([.N46]/[.$P$14])*[.$P$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table:formula="of:=1/[.C18]" office:value-type="float" office:value="1.66666666666667" calcext:value-type="float">
            <text:p>1.66666666666667</text:p>
          </table:table-cell>
          <table:table-cell table:number-columns-repeated="12"/>
          <table:table-cell table:formula="of:=([.M47]/[.$O$14])*[.$O$13]" office:value-type="float" office:value="0" calcext:value-type="float">
            <text:p>0</text:p>
          </table:table-cell>
          <table:table-cell table:formula="of:=([.N47]/[.$P$14])*[.$P$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1/[.C19]" office:value-type="float" office:value="2" calcext:value-type="float">
            <text:p>2</text:p>
          </table:table-cell>
          <table:table-cell table:number-columns-repeated="12"/>
          <table:table-cell table:formula="of:=([.M48]/[.$O$14])*[.$O$13]" office:value-type="float" office:value="0" calcext:value-type="float">
            <text:p>0</text:p>
          </table:table-cell>
          <table:table-cell table:formula="of:=([.N48]/[.$P$14])*[.$P$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table:formula="of:=1/[.C20]" office:value-type="float" office:value="2.17391304347826" calcext:value-type="float">
            <text:p>2.17391304347826</text:p>
          </table:table-cell>
          <table:table-cell table:number-columns-repeated="12"/>
          <table:table-cell table:formula="of:=([.M49]/[.$O$14])*[.$O$13]" office:value-type="float" office:value="0" calcext:value-type="float">
            <text:p>0</text:p>
          </table:table-cell>
          <table:table-cell table:formula="of:=([.N49]/[.$P$14])*[.$P$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[.C21]" office:value-type="float" office:value="2.4390243902439" calcext:value-type="float">
            <text:p>2.439024390243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1/[.C22]" office:value-type="float" office:value="2.63157894736842" calcext:value-type="float">
            <text:p>2.6315789473684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table:formula="of:=1/[.C23]" office:value-type="float" office:value="3.33333333333333" calcext:value-type="float">
            <text:p>3.3333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table:formula="of:=1/[.C24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1/[.C25]" office:value-type="float" office:value="4.16666666666667" calcext:value-type="float">
            <text:p>4.1666666666666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4:52:42.589296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6:43:29.497458730</meta:creation-date>
    <dc:date>2021-10-14T20:26:16.961987309</dc:date>
    <meta:editing-duration>PT7H45M32S</meta:editing-duration>
    <meta:editing-cycles>3</meta:editing-cycles>
    <meta:generator>LibreOffice/7.1.6.2$Linux_X86_64 LibreOffice_project/10$Build-2</meta:generator>
    <meta:document-statistic meta:table-count="1" meta:cell-count="2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3" loext:regression-extrapolate-forward="0" loext:regression-extrapolate-backward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B3:Sheet1.C25" svg:x="0.32cm" svg:y="0.18cm" svg:width="11.238cm" svg:height="8.64cm">
          <chart:coordinate-region svg:x="1.047cm" svg:y="0.379cm" svg:width="10.2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5" chart:class="chart:scatter">
            <chart:domain table:cell-range-address="Sheet1.B3:Sheet1.B25"/>
            <chart:regression-curve chart:style-name="ch7">
              <chart:equation chart:display-equation="true" chart:display-r-square="true"/>
            </chart:regression-curve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B3:Sheet1.B25</svg:desc>
                </draw:g>
              </table:table-cell>
              <table:table-cell office:value-type="float" office:value="2.54">
                <text:p>2.54</text:p>
                <draw:g>
                  <svg:desc>Sheet1.C3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">
                <text:p>0.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">
                <text:p>0.4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">
                <text:p>0.53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32:Sheet1.C54" svg:x="0.32cm" svg:y="0.18cm" svg:width="11.264cm" svg:height="8.64cm">
          <chart:coordinate-region svg:x="1.047cm" svg:y="0.379cm" svg:width="10.2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2:Sheet1.C54" chart:class="chart:scatter">
            <chart:domain table:cell-range-address="Sheet1.B32:Sheet1.B54"/>
            <chart:regression-curve chart:style-name="ch8">
              <chart:equation chart:display-equation="true" chart:display-r-square="true"/>
            </chart:regression-curve>
            <chart:data-point chart:repeated="2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B32:Sheet1.B54</svg:desc>
                </draw:g>
              </table:table-cell>
              <table:table-cell office:value-type="float" office:value="0.393700787401575">
                <text:p>0.393700787401575</text:p>
                <draw:g>
                  <svg:desc>Sheet1.C32:Sheet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427350427350427">
                <text:p>0.427350427350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.485436893203883">
                <text:p>0.485436893203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">
                <text:p>0.11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">
                <text:p>0.1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">
                <text:p>0.13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">
                <text:p>0.14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">
                <text:p>0.17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">
                <text:p>0.19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2.17391304347826">
                <text:p>2.17391304347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">
                <text:p>0.3</text:p>
              </table:table-cell>
              <table:table-cell office:value-type="float" office:value="2.4390243902439">
                <text:p>2.4390243902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">
                <text:p>0.35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">
                <text:p>0.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">
                <text:p>0.53</text:p>
              </table:table-cell>
              <table:table-cell office:value-type="float" office:value="4.16666666666667">
                <text:p>4.1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